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fhggggg</text:p>
      <text:p text:style-name="Standard"/>
      <text:p text:style-name="Standard">nueva líne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7:03:24</meta:creation-date>
    <dc:date>2013-01-09T17:12:55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" meta:word-count="3" meta:character-count="19" meta:non-whitespace-character-count="18"/>
  </office:meta>
</office:document-meta>
</file>